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BookmanOldStyle" svg:font-family="BookmanOldStyle" style:font-family-generic="roman"/>
    <style:font-face style:name="BookmanOldStyle-Bold" svg:font-family="BookmanOldStyle-Bold"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font-name="BookmanOldStyle" fo:font-size="10pt" style:font-name-asian="BookmanOldStyle" style:font-size-asian="10pt" style:font-name-complex="BookmanOldStyle" style:font-size-complex="10pt"/>
    </style:style>
    <style:style style:name="P2" style:family="paragraph" style:parent-style-name="Standard" style:list-style-name="">
      <style:paragraph-properties style:text-autospace="none"/>
    </style:style>
    <style:style style:name="P3" style:family="paragraph" style:parent-style-name="Standard" style:list-style-name="">
      <style:paragraph-properties fo:text-align="start" style:justify-single-word="false" style:text-autospace="none"/>
      <style:text-properties style:font-name="BookmanOldStyle-Bold" fo:font-size="10pt" style:font-name-asian="BookmanOldStyle-Bold" style:font-size-asian="10pt" style:font-name-complex="BookmanOldStyle-Bold" style:font-size-complex="10pt"/>
    </style:style>
    <style:style style:name="P4" style:family="paragraph" style:parent-style-name="Standard" style:list-style-name="">
      <style:paragraph-properties fo:text-align="start" style:justify-single-word="false" style:text-autospace="none"/>
      <style:text-properties style:font-name="BookmanOldStyle-Bold" fo:font-size="10pt" fo:font-weight="bold" style:font-name-asian="BookmanOldStyle-Bold" style:font-size-asian="10pt" style:font-weight-asian="bold" style:font-name-complex="BookmanOldStyle-Bold" style:font-size-complex="10pt" style:font-weight-complex="bold"/>
    </style:style>
    <style:style style:name="P5" style:family="paragraph" style:parent-style-name="Standard" style:list-style-name="L1">
      <style:paragraph-properties style:text-autospace="none"/>
    </style:style>
    <style:style style:name="P6" style:family="paragraph" style:parent-style-name="Standard" style:list-style-name="L1">
      <style:paragraph-properties fo:text-align="justify" style:justify-single-word="false" style:text-autospace="none"/>
    </style:style>
    <style:style style:name="T1" style:family="text">
      <style:text-properties style:font-name="BookmanOldStyle" fo:font-size="12pt" style:font-name-asian="BookmanOldStyle" style:font-size-asian="12pt" style:font-name-complex="BookmanOldStyle" style:font-size-complex="12pt"/>
    </style:style>
    <style:style style:name="T2" style:family="text">
      <style:text-properties style:font-name="BookmanOldStyle" style:font-name-asian="BookmanOldStyle" style:font-name-complex="BookmanOldStyle"/>
    </style:style>
    <style:style style:name="T3" style:family="text">
      <style:text-properties style:font-name="BookmanOldStyle" fo:font-size="10pt" style:font-name-asian="BookmanOldStyle" style:font-size-asian="10pt" style:font-name-complex="BookmanOldStyle"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Check Your Progress (Page 108 of book)</text:p>
      <text:p text:style-name="Standard"/>
      <text:p text:style-name="P4">A. Multiple choice questions</text:p>
      <text:p text:style-name="P4">Read the questions carefully and circle the letter (a), (b),</text:p>
      <text:p text:style-name="P4">(c) or (d) that best answers the question.</text:p>
      <text:p text:style-name="P1">1. How many sustainable development goals are given by</text:p>
      <text:p text:style-name="P1">the United Nations?</text:p>
      <text:p text:style-name="P1">(a) 18</text:p>
      <text:p text:style-name="P1">(b) 17</text:p>
      <text:p text:style-name="P1">(c) 15</text:p>
      <text:p text:style-name="P1">(d) 20</text:p>
      <text:p text:style-name="P3"><text:span text:style-name="T2">2. Choose the option which defines sustainable</text:span></text:p>
      <text:p text:style-name="P1">development.</text:p>
      <text:p text:style-name="P1">(a) Taking care of future generations</text:p>
      <text:p text:style-name="P1">(b) Taking care of only ourselves</text:p>
      <text:p text:style-name="P1">(c) Taking care of ourselves and the future generations</text:p>
      <text:p text:style-name="P1">(d) Well-being of all</text:p>
      <text:p text:style-name="P1">3. Which organisation has made the Sustainable</text:p>
      <text:p text:style-name="P1">Development Goals.</text:p>
      <text:p text:style-name="P1">(a) United Nations</text:p>
      <text:p text:style-name="P1">(b) League of Nations</text:p>
      <text:p text:style-name="P1">(c) UNICEF</text:p>
      <text:p text:style-name="P2"><text:span text:style-name="T3">(d) World Health Organisation</text:span></text:p>
      <text:p text:style-name="Standard"/>
      <text:p text:style-name="Standard">Ans. 1.(b)<text:tab/><text:tab/>2. (c)<text:tab/><text:tab/><text:tab/>3. (a)</text:p>
      <text:p text:style-name="Standard"/>
      <text:p text:style-name="P4">B. Subjective questions</text:p>
      <text:list xml:id="list6514599323187464054" text:style-name="L1">
        <text:list-item>
          <text:p text:style-name="P5"><text:span text:style-name="T3">What is the meaning of sustainable development?</text:span></text:p>
          <text:p text:style-name="P6"><text:span text:style-name="T3">Ans. </text:span><text:span text:style-name="T1">Sustainable development is the development that satisfies the needs of the present without compromising the capacity of future generations, guaranteeing the balance between economic growth, care for the environment and social well-being.</text:span></text:p>
          <text:p text:style-name="P6"><text:span text:style-name="T1"/></text:p>
          <text:p text:style-name="P6"><text:span text:style-name="T3">2. Why do you think the United Nations has made the 17 Sustainable Development Goals?</text:span></text:p>
          <text:p text:style-name="P6"><text:span text:style-name="T3">Ans. To end Poverty, protect the planet and ensure that all people enjoy peace and prosperity by 20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BookmanOldStyle" svg:font-family="BookmanOldStyle" style:font-family-generic="roman"/>
    <style:font-face style:name="BookmanOldStyle-Bold" svg:font-family="BookmanOldStyle-Bold"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2T19:01:06.02</meta:creation-date>
    <dc:title>sarthak</dc:title>
    <meta:editing-duration>PT20M3S</meta:editing-duration>
    <meta:editing-cycles>7</meta:editing-cycles>
    <meta:generator>OpenOffice/4.1.7$Win32 OpenOffice.org_project/417m1$Build-9800</meta:generator>
    <meta:initial-creator>Anita Malhotra</meta:initial-creator>
    <dc:date>2020-11-12T19:21:12.19</dc:date>
    <dc:creator>Anita Malhotra</dc:creator>
    <meta:document-statistic meta:table-count="0" meta:image-count="0" meta:object-count="0" meta:page-count="1" meta:paragraph-count="28" meta:word-count="187" meta:character-count="1139"/>
    <meta:template xlink:type="simple" xlink:actuate="onRequest" xlink:title="sarthak" xlink:href="../../../AppData/Roaming/OpenOffice/4/user/template/sarthak.ott" meta:date="2020-11-12T19:01:05.24"/>
  </office:meta>
</office:document-meta>
</file>